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Test.joins_single_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Test.removes_first_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Test.joins_empty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Test.decamelizes_matcher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Test.joins_with_line_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Test.join_has_preceding_lin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Test.joins_two_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